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goe-UI" svg:font-family="Segoe-UI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39" officeooo:paragraph-rsid="00172039"/>
    </style:style>
    <style:style style:name="P2" style:family="paragraph" style:parent-style-name="Standard">
      <style:text-properties officeooo:rsid="0017abdb" officeooo:paragraph-rsid="0017abdb"/>
    </style:style>
    <style:style style:name="P3" style:family="paragraph" style:parent-style-name="Standard">
      <style:text-properties officeooo:rsid="0017abdb" officeooo:paragraph-rsid="0018ae3c"/>
    </style:style>
    <style:style style:name="P4" style:family="paragraph" style:parent-style-name="Standard">
      <style:text-properties officeooo:rsid="0018ae3c" officeooo:paragraph-rsid="0018ae3c"/>
    </style:style>
    <style:style style:name="P5" style:family="paragraph" style:parent-style-name="Standard">
      <style:text-properties officeooo:rsid="0019121f" officeooo:paragraph-rsid="0019121f"/>
    </style:style>
    <style:style style:name="P6" style:family="paragraph" style:parent-style-name="Standard">
      <style:text-properties style:font-name="Liberation Serif" officeooo:rsid="00172039" officeooo:paragraph-rsid="00172039"/>
    </style:style>
    <style:style style:name="P7" style:family="paragraph" style:parent-style-name="Standard">
      <style:text-properties fo:font-size="12pt" officeooo:paragraph-rsid="00172039" style:font-size-asian="12pt" style:font-size-complex="12pt"/>
    </style:style>
    <style:style style:name="P8" style:family="paragraph" style:parent-style-name="Standard">
      <style:text-properties fo:font-size="12pt" officeooo:rsid="0019121f" officeooo:paragraph-rsid="0019121f" style:font-size-asian="12pt" style:font-size-complex="12pt"/>
    </style:style>
    <style:style style:name="T1" style:family="text">
      <style:text-properties officeooo:rsid="00172039"/>
    </style:style>
    <style:style style:name="T2" style:family="text">
      <style:text-properties officeooo:rsid="0017abdb"/>
    </style:style>
    <style:style style:name="T3" style:family="text">
      <style:text-properties officeooo:rsid="0018ae3c"/>
    </style:style>
    <style:style style:name="T4" style:family="text">
      <style:text-properties officeooo:rsid="0019121f"/>
    </style:style>
    <style:style style:name="T5" style:family="text">
      <style:text-properties fo:font-variant="normal" fo:text-transform="none" fo:color="#64676e" style:font-name="Segoe-UI" fo:font-size="12.75pt" fo:letter-spacing="normal" fo:font-style="normal" fo:font-weight="normal"/>
    </style:style>
    <style:style style:name="T6" style:family="text">
      <style:text-properties fo:font-variant="normal" fo:text-transform="none" fo:color="#64676e" style:font-name="Segoe-UI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4676e" style:font-name="Ubuntu Mono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64676e" style:font-name="Liberation Serif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style:font-name="Ubuntu Mono" fo:font-size="11pt" style:font-size-asian="11pt" style:font-size-complex="11pt"/>
    </style:style>
    <style:style style:name="T13" style:family="text">
      <style:text-properties style:font-name="Liberation Serif" fo:font-size="11pt" style:font-size-asian="11pt" style:font-size-complex="11pt"/>
    </style:style>
    <style:style style:name="T14" style:family="text">
      <style:text-properties style:font-name="Liberation Serif" officeooo:rsid="0017abdb"/>
    </style:style>
    <style:style style:name="T15" style:family="text">
      <style:text-properties fo:color="#000000" style:font-name="Liberation Serif"/>
    </style:style>
    <style:style style:name="T16" style:family="text">
      <style:text-properties fo:color="#000000" style:font-name="Liberation Serif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I _Introduction :</text:p>
      <text:p text:style-name="P7"><text:span text:style-name="T1">WeChanc</text:span><text:span text:style-name="T2">e</text:span><text:span text:style-name="T14">,est </text:span><text:bookmark text:name="p24"/><text:span text:style-name="T10">Une plateforme qui permet a une société de se présenter, de mettre en ligne les offres de travail lui permettant de créer une base de donne de potentiels candidats.</text:span><text:span text:style-name="T15"><text:line-break/><text:line-break/></text:span><text:bookmark text:name="p25"/><text:span text:style-name="T10">Nous avons la création de l’offre suivie de la création du type de test technique dans le cas de l’acceptation de la présélection du candidat.</text:span><text:span text:style-name="T15"><text:line-break/><text:line-break/></text:span><text:bookmark text:name="p3"/><text:span text:style-name="T10">Le candidat de sa part , crée son compte où il se </text:span><text:bookmark text:name="12"/><text:span text:style-name="T10">pressente </text:span><text:bookmark text:name="p26"/><text:span text:style-name="T10">(nom,fichier , avec possibilité de se présenter en vidéo) et postule a l’offre qu’il désire .</text:span><text:span text:style-name="T15"><text:line-break/><text:line-break/></text:span><text:bookmark text:name="p27"/><text:span text:style-name="T10">Le recruteur a ce moment reçoit une liste de candidats et peut ainsi choisir le candidat qu’il souhaite.</text:span><text:span text:style-name="T15"><text:line-break/><text:line-break/></text:span><text:bookmark text:name="p40"/><text:span text:style-name="T10">Le candidat est notifié sur son profil de son acceptation, suivit du test a réaliser et sa durée, bien sûr les réponses sont chronométrées, et dans le cas d’une acceptation, il y aura un rendez-vous qui va entre les deux parties.</text:span></text:p>
      <text:p text:style-name="P6"/>
      <text:p text:style-name="P1"/>
      <text:p text:style-name="P1">Les taches a faire : </text:p>
      <text:p text:style-name="P1"/>
      <text:p text:style-name="P1">1-Création de compte des deux types d’utilisateur<text:span text:style-name="T4">s</text:span> :</text:p>
      <text:p text:style-name="P1">une authentification </text:p>
      <text:p text:style-name="P1">choix du type d’utilisateur </text:p>
      <text:p text:style-name="P1">réception de code par mail pour validation (option)</text:p>
      <text:p text:style-name="P1"/>
      <text:p text:style-name="P1"/>
      <text:p text:style-name="P1">2- création des offres d’emplois ( partie liée au recruteur ) </text:p>
      <text:p text:style-name="P1">fiche ou il y a le titre de l’offre </text:p>
      <text:p text:style-name="P1">description </text:p>
      <text:p text:style-name="P4">salaire</text:p>
      <text:p text:style-name="P1">date de validation </text:p>
      <text:p text:style-name="P1">date de fin </text:p>
      <text:p text:style-name="P1"/>
      <text:p text:style-name="P3"><text:span text:style-name="T3">3</text:span>-<text:span text:style-name="T4">Création</text:span> du test technique (liée au recruteur ) </text:p>
      <text:p text:style-name="P3">test technique : quiz ou test description de taches ou site a faire ) </text:p>
      <text:p text:style-name="P1"/>
      <text:p text:style-name="P1"/>
      <text:p text:style-name="P1"><text:span text:style-name="T3">4</text:span>-<text:span text:style-name="T2">Affichage des offres par date (titre de l’offre ) </text:span></text:p>
      <text:p text:style-name="P1"/>
      <text:p text:style-name="P2"><text:span text:style-name="T3">5</text:span>-Consultation <text:s/>des Candidatures (liée au recruteur ) :</text:p>
      <text:p text:style-name="P2">liste des candidats : nom peut etre photo , </text:p>
      <text:p text:style-name="P2">clic pour ouvrir lecture du contenue </text:p>
      <text:p text:style-name="P2">bouton de validation </text:p>
      <text:p text:style-name="P2"/>
      <text:p text:style-name="P2"/>
      <text:p text:style-name="P2"/>
      <text:p text:style-name="P2">6- réception de notification de validation de la candidature ( liée au candidat) :</text:p>
      <text:p text:style-name="P2">réception du test lien </text:p>
      <text:p text:style-name="P2">chronomètre pour les questions et durée s’envoie des réponses .</text:p>
      <text:p text:style-name="P2"/>
      <text:p text:style-name="P2">7-Réception des réponses (cote recruteur ) </text:p>
      <text:p text:style-name="P2"><text:soft-page-break/>validation </text:p>
      <text:p text:style-name="P2">entrer en contact avec candidat </text:p>
      <text:p text:style-name="P2">ou envoie de la date et heure du rendez vous 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goe-UI" svg:font-family="Segoe-UI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23:11:27.249388247</meta:creation-date>
    <dc:date>2021-02-01T00:02:31.037664241</dc:date>
    <meta:editing-duration>PT22S</meta:editing-duration>
    <meta:editing-cycles>1</meta:editing-cycles>
    <meta:document-statistic meta:table-count="0" meta:image-count="0" meta:object-count="0" meta:page-count="2" meta:paragraph-count="27" meta:word-count="309" meta:character-count="1780" meta:non-whitespace-character-count="1475"/>
    <meta:generator>LibreOffice/6.4.6.2$Linux_X86_64 LibreOffice_project/40$Build-2</meta:generator>
  </office:meta>
</office:document-meta>
</file>